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D000000212E98C63F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.081cm" table:align="center" style:writing-mode="lr-tb"/>
    </style:style>
    <style:style style:name="Tabella1.A" style:family="table-column">
      <style:table-column-properties style:column-width="4.944cm"/>
    </style:style>
    <style:style style:name="Tabella1.B" style:family="table-column">
      <style:table-column-properties style:column-width="7.137cm"/>
    </style:style>
    <style:style style:name="Tabella1.1" style:family="table-row">
      <style:table-row-properties style:keep-together="true"/>
    </style:style>
    <style:style style:name="Tabella1.A1" style:family="table-cell">
      <style:table-cell-properties style:vertical-align="middle" fo:background-color="#c0c0c0" style:border-line-width-left="0.002cm 0.088cm 0.002cm" style:border-line-width-top="0.002cm 0.088cm 0.002cm" style:border-line-width-bottom="0.002cm 0.088cm 0.002cm" fo:padding="0.026cm" fo:border-left="0.092cm double #000000" fo:border-right="none" fo:border-top="0.092cm double #000000" fo:border-bottom="0.092cm double #000000" style:writing-mode="lr-tb">
        <style:background-image/>
      </style:table-cell-properties>
    </style:style>
    <style:style style:name="Tabella1.B1" style:family="table-cell">
      <style:table-cell-properties style:vertical-align="middle" fo:background-color="#c0c0c0" style:border-line-width="0.002cm 0.088cm 0.002cm" fo:padding="0.026cm" fo:border="0.092cm double #000000" style:writing-mode="lr-tb">
        <style:background-image/>
      </style:table-cell-properties>
    </style:style>
    <style:style style:name="Tabella1.A2" style:family="table-cell">
      <style:table-cell-properties style:vertical-align="top" fo:background-color="#ffffff" style:border-line-width-left="0.002cm 0.088cm 0.002cm" style:border-line-width-top="0.002cm 0.088cm 0.002cm" style:border-line-width-bottom="0.002cm 0.088cm 0.002cm" fo:padding="0.026cm" fo:border-left="0.092cm double #808080" fo:border-right="none" fo:border-top="0.092cm double #808080" fo:border-bottom="0.092cm double #808080" style:writing-mode="lr-tb">
        <style:background-image/>
      </style:table-cell-properties>
    </style:style>
    <style:style style:name="Tabella1.B2" style:family="table-cell">
      <style:table-cell-properties style:vertical-align="top" fo:background-color="#ffffff" style:border-line-width="0.002cm 0.088cm 0.002cm" fo:padding="0.026cm" fo:border="0.092cm double #808080" style:writing-mode="lr-tb">
        <style:background-image/>
      </style:table-cell-properties>
    </style:style>
    <style:style style:name="Tabella1.A3" style:family="table-cell">
      <style:table-cell-properties style:vertical-align="top" fo:background-color="#ffffff" style:border-line-width-left="0.002cm 0.088cm 0.002cm" style:border-line-width-bottom="0.002cm 0.088cm 0.002cm" fo:padding="0.026cm" fo:border-left="0.092cm double #808080" fo:border-right="none" fo:border-top="none" fo:border-bottom="0.092cm double #808080" style:writing-mode="lr-tb">
        <style:background-image/>
      </style:table-cell-properties>
    </style:style>
    <style:style style:name="Tabella1.B3" style:family="table-cell">
      <style:table-cell-properties style:vertical-align="top" fo:background-color="#ffffff" style:border-line-width-left="0.002cm 0.088cm 0.002cm" style:border-line-width-right="0.002cm 0.088cm 0.002cm" style:border-line-width-bottom="0.002cm 0.088cm 0.002cm" fo:padding="0.026cm" fo:border-left="0.092cm double #808080" fo:border-right="0.092cm double #808080" fo:border-top="none" fo:border-bottom="0.092cm double #808080" style:writing-mode="lr-tb">
        <style:background-image/>
      </style:table-cell-properties>
    </style:style>
    <style:style style:name="Tabella2" style:family="table">
      <style:table-properties style:width="18.302cm" fo:margin-left="-0.162cm" table:align="left" style:writing-mode="lr-tb"/>
    </style:style>
    <style:style style:name="Tabella2.A" style:family="table-column">
      <style:table-column-properties style:column-width="1.649cm"/>
    </style:style>
    <style:style style:name="Tabella2.B" style:family="table-column">
      <style:table-column-properties style:column-width="6.071cm"/>
    </style:style>
    <style:style style:name="Tabella2.C" style:family="table-column">
      <style:table-column-properties style:column-width="2.563cm"/>
    </style:style>
    <style:style style:name="Tabella2.D" style:family="table-column">
      <style:table-column-properties style:column-width="2.858cm"/>
    </style:style>
    <style:style style:name="Tabella2.E" style:family="table-column">
      <style:table-column-properties style:column-width="1.905cm"/>
    </style:style>
    <style:style style:name="Tabella2.G" style:family="table-column">
      <style:table-column-properties style:column-width="1.289cm"/>
    </style:style>
    <style:style style:name="Tabella2.1" style:family="table-row">
      <style:table-row-properties style:min-row-height="0.476cm" style:keep-together="true"/>
    </style:style>
    <style:style style:name="Tabella2.A1" style:family="table-cell">
      <style:table-cell-properties style:vertical-align="bottom" fo:background-color="#c0c0c0" fo:padding-left="0.123cm" fo:padding-right="0.123cm" fo:padding-top="0cm" fo:padding-bottom="0cm" fo:border-left="0.018cm solid #000000" fo:border-right="none" fo:border-top="0.018cm solid #000000" fo:border-bottom="none" style:writing-mode="lr-tb">
        <style:background-image/>
      </style:table-cell-properties>
    </style:style>
    <style:style style:name="Tabella2.G1" style:family="table-cell">
      <style:table-cell-properties style:vertical-align="bottom" fo:background-color="#c0c0c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ella2.A2" style:family="table-cell">
      <style:table-cell-properties style:vertical-align="bottom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c0c0c0" style:writing-mode="lr-tb"/>
    </style:style>
    <style:style style:name="Tabella2.B2" style:family="table-cell">
      <style:table-cell-properties style:vertical-align="bottom" style:border-line-width-top="0.002cm 0.035cm 0.002cm" fo:padding-left="0.123cm" fo:padding-right="0.123cm" fo:padding-top="0cm" fo:padding-bottom="0cm" fo:border-left="0.018cm solid #c0c0c0" fo:border-right="none" fo:border-top="0.039cm double #000000" fo:border-bottom="0.018cm solid #c0c0c0" style:writing-mode="lr-tb"/>
    </style:style>
    <style:style style:name="Tabella2.G2" style:family="table-cell">
      <style:table-cell-properties style:vertical-align="bottom" style:border-line-width-right="0.002cm 0.035cm 0.002cm" style:border-line-width-top="0.002cm 0.035cm 0.002cm" fo:padding-left="0.123cm" fo:padding-right="0.123cm" fo:padding-top="0cm" fo:padding-bottom="0cm" fo:border-left="0.018cm solid #c0c0c0" fo:border-right="0.039cm double #000000" fo:border-top="0.039cm double #000000" fo:border-bottom="0.018cm solid #c0c0c0" style:writing-mode="lr-tb"/>
    </style:style>
    <style:style style:name="Tabella2.3" style:family="table-row">
      <style:table-row-properties style:keep-together="false"/>
    </style:style>
    <style:style style:name="Tabella2.A3" style:family="table-cell">
      <style:table-cell-properties style:vertical-align="bottom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none" fo:border-bottom="0.039cm double #000000" style:writing-mode="lr-tb"/>
    </style:style>
    <style:style style:name="Tabella2.B3.1" style:family="table-row">
      <style:table-row-properties style:min-row-height="0.45cm" style:keep-together="false"/>
    </style:style>
    <style:style style:name="Tabella2.B3.1.1" style:family="table-cell">
      <style:table-cell-properties style:vertical-align="bottom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a2.B3.1.2" style:family="table-cell">
      <style:table-cell-properties style:vertical-align="bottom" fo:padding-left="0.123cm" fo:padding-right="0.123cm" fo:padding-top="0cm" fo:padding-bottom="0cm" fo:border-left="0.018cm solid #c0c0c0" fo:border-right="none" fo:border-top="0.018cm solid #c0c0c0" fo:border-bottom="0.018cm solid #c0c0c0" style:writing-mode="lr-tb"/>
    </style:style>
    <style:style style:name="Tabella2.B3.1.3" style:family="table-cell">
      <style:table-cell-properties style:vertical-align="bottom" fo:padding-left="0.123cm" fo:padding-right="0.123cm" fo:padding-top="0cm" fo:padding-bottom="0cm" fo:border-left="0.018cm solid #c0c0c0" fo:border-right="none" fo:border-top="none" fo:border-bottom="0.018cm solid #c0c0c0" style:writing-mode="lr-tb"/>
    </style:style>
    <style:style style:name="Tabella2.B3.4" style:family="table-row">
      <style:table-row-properties style:min-row-height="0.476cm" style:keep-together="false"/>
    </style:style>
    <style:style style:name="Tabella2.B3.1.4" style:family="table-cell">
      <style:table-cell-properties style:vertical-align="bottom" style:border-line-width-bottom="0.002cm 0.035cm 0.002cm" fo:padding-left="0.123cm" fo:padding-right="0.123cm" fo:padding-top="0cm" fo:padding-bottom="0cm" fo:border-left="0.018cm solid #c0c0c0" fo:border-right="none" fo:border-top="none" fo:border-bottom="0.039cm double #000000" style:writing-mode="lr-tb"/>
    </style:style>
    <style:style style:name="Tabella2.G3" style:family="table-cell">
      <style:table-cell-properties style:vertical-align="bottom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none" fo:border-bottom="0.039cm double #000000" style:writing-mode="lr-tb"/>
    </style:style>
    <style:style style:name="Tabella2.A4" style:family="table-cell">
      <style:table-cell-properties style:vertical-align="bottom" style:border-line-width-left="0.002cm 0.035cm 0.002cm" fo:padding-left="0.123cm" fo:padding-right="0.123cm" fo:padding-top="0cm" fo:padding-bottom="0cm" fo:border-left="0.039cm double #000000" fo:border-right="none" fo:border-top="none" fo:border-bottom="0.018cm solid #c0c0c0" style:writing-mode="lr-tb"/>
    </style:style>
    <style:style style:name="Tabella2.G4" style:family="table-cell">
      <style:table-cell-properties style:vertical-align="bottom" style:border-line-width-right="0.002cm 0.035cm 0.002cm" fo:padding-left="0.123cm" fo:padding-right="0.123cm" fo:padding-top="0cm" fo:padding-bottom="0cm" fo:border-left="0.018cm solid #c0c0c0" fo:border-right="0.039cm double #000000" fo:border-top="none" fo:border-bottom="0.018cm solid #c0c0c0" style:writing-mode="lr-tb"/>
    </style:style>
    <style:style style:name="P1" style:family="paragraph" style:parent-style-name="Standard" style:list-style-name="WW8Num1" style:master-page-name="Standard">
      <style:paragraph-properties fo:margin-top="0cm" fo:margin-bottom="0.212cm"/>
    </style:style>
    <style:style style:name="P2" style:family="paragraph" style:parent-style-name="Standard" style:list-style-name="WW8Num1">
      <style:paragraph-properties fo:margin-top="0cm" fo:margin-bottom="0.212cm"/>
    </style:style>
    <style:style style:name="P3" style:family="paragraph" style:parent-style-name="Standard">
      <style:paragraph-properties fo:margin-left="1.27cm" fo:margin-right="0cm" fo:text-indent="0cm" style:auto-text-indent="false"/>
    </style:style>
    <style:style style:name="P4" style:family="paragraph" style:parent-style-name="Standard" style:list-style-name="WW8Num1">
      <style:text-properties fo:language="it" fo:country="IT" style:language-asian="it" style:country-asian="IT"/>
    </style:style>
    <style:style style:name="P5" style:family="paragraph" style:parent-style-name="Standard" style:list-style-name="WW8Num1">
      <style:paragraph-properties fo:margin-top="0cm" fo:margin-bottom="0.212cm"/>
      <style:text-properties fo:language="it" fo:country="IT" style:language-asian="it" style:country-asian="IT"/>
    </style:style>
    <style:style style:name="P6" style:family="paragraph" style:parent-style-name="Standard" style:list-style-name="WW8Num1">
      <style:paragraph-properties fo:margin-left="0.005cm" fo:margin-right="0cm" fo:text-indent="0cm" style:auto-text-indent="false"/>
    </style:style>
    <style:style style:name="P7" style:family="paragraph" style:parent-style-name="Standard" style:list-style-name="WW8Num1">
      <style:paragraph-properties fo:margin-left="0.005cm" fo:margin-right="0cm" fo:text-indent="0cm" style:auto-text-indent="false"/>
      <style:text-properties fo:language="it" fo:country="IT" style:language-asian="it" style:country-asian="IT"/>
    </style:style>
    <style:style style:name="P8" style:family="paragraph" style:parent-style-name="Standard">
      <style:paragraph-properties fo:margin-top="0cm" fo:margin-bottom="0.212cm" fo:text-align="center" style:justify-single-word="false"/>
      <style:text-properties fo:language="it" fo:country="IT" style:language-asian="it" style:country-asian="IT"/>
    </style:style>
    <style:style style:name="P9" style:family="paragraph" style:parent-style-name="Standard" style:list-style-name="WW8Num1">
      <style:paragraph-properties fo:margin-top="0cm" fo:margin-bottom="0.212cm" fo:text-align="justify" style:justify-single-word="false"/>
    </style:style>
    <style:style style:name="P10" style:family="paragraph" style:parent-style-name="Standard">
      <style:paragraph-properties fo:text-align="center" style:justify-single-word="false" style:snap-to-layout-grid="false"/>
      <style:text-properties fo:language="it" fo:country="IT" fo:font-weight="bold" style:language-asian="it" style:country-asian="IT" style:font-weight-asian="bold"/>
    </style:style>
    <style:style style:name="P11" style:family="paragraph" style:parent-style-name="Standard">
      <style:paragraph-properties style:snap-to-layout-grid="false"/>
      <style:text-properties fo:language="it" fo:country="IT" style:language-asian="it" style:country-asian="IT"/>
    </style:style>
    <style:style style:name="P12" style:family="paragraph" style:parent-style-name="Standard">
      <style:paragraph-properties fo:margin-left="1.27cm" fo:margin-right="0cm" fo:margin-top="0cm" fo:margin-bottom="0.212cm" fo:text-indent="0cm" style:auto-text-indent="false"/>
    </style:style>
    <style:style style:name="P13" style:family="paragraph" style:parent-style-name="Standard">
      <style:paragraph-properties style:snap-to-layout-grid="false"/>
      <style:text-properties fo:font-size="11pt" fo:language="it" fo:country="IT" style:font-size-asian="11pt" style:language-asian="it" style:country-asian="IT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text-properties fo:font-size="11pt" fo:language="it" fo:country="IT" style:font-size-asian="11pt" style:language-asian="it" style:country-asian="IT"/>
    </style:style>
    <style:style style:name="P16" style:family="paragraph" style:parent-style-name="Standard">
      <style:paragraph-properties fo:margin-top="0cm" fo:margin-bottom="0.212cm"/>
    </style:style>
    <style:style style:name="T1" style:family="text">
      <style:text-properties fo:language="it" fo:country="IT" style:text-underline-style="solid" style:text-underline-width="auto" style:text-underline-color="font-color" style:language-asian="it" style:country-asian="IT"/>
    </style:style>
    <style:style style:name="T2" style:family="text">
      <style:text-properties fo:language="it" fo:country="IT" style:language-asian="it" style:country-asian="IT"/>
    </style:style>
    <style:style style:name="T3" style:family="text">
      <style:text-properties fo:language="it" fo:country="IT" fo:font-weight="bold" style:language-asian="it" style:country-asian="IT" style:font-weight-asian="bold"/>
    </style:style>
    <style:style style:name="T4" style:family="text">
      <style:text-properties fo:font-size="11pt" fo:language="it" fo:country="IT" style:font-size-asian="11pt" style:language-asian="it" style:country-asian="IT"/>
    </style:style>
    <style:style style:name="T5" style:family="text">
      <style:text-properties fo:language="it" fo:country="IT" fo:font-style="italic" style:language-asian="it" style:country-asian="IT" style:font-style-asian="italic"/>
    </style:style>
    <style:style style:name="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16.724cm" draw:visible-area-height="4.948cm" draw:draw-aspect="content"/>
    </style:style>
    <style:style style:name="fr2" style:family="graphic" style:parent-style-name="Graphics">
      <style:graphic-properties style:wrap="run-through" style:number-wrapped-paragraphs="no-limit" style:vertical-pos="from-top" style:horizontal-pos="from-left" style:horizontal-rel="char" fo:padding="0.009cm" fo:border="0.018cm solid #000000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<text:span text:style-name="T1">Creare</text:span><text:span text:style-name="T2"> un nuovo database e chiamarlo </text:span><text:span text:style-name="T3">ECDL</text:span><text:span text:style-name="T2">.</text:span></text:p>
        </text:list-item>
        <text:list-item>
          <text:p text:style-name="P2"><text:span text:style-name="T1">Creare</text:span><text:span text:style-name="T2"> una nuova tabella e </text:span><text:span text:style-name="T1">chiamarla</text:span><text:span text:style-name="T2"> </text:span><text:span text:style-name="T3">TblCandidato</text:span><text:span text:style-name="T2"> con i seguenti campi: </text:span><text:span text:style-name="T3">IdCandidato</text:span><text:span text:style-name="T2"> (contatore e chiave primaria), </text:span><text:span text:style-name="T3">Nome</text:span><text:span text:style-name="T2">, </text:span><text:span text:style-name="T3">Cognome</text:span><text:span text:style-name="T2">, </text:span><text:span text:style-name="T3">DataDiNascita</text:span><text:span text:style-name="T2">, </text:span><text:span text:style-name="T3">Indirizzo</text:span><text:span text:style-name="T2">, </text:span><text:span text:style-name="T3">Città</text:span><text:span text:style-name="T2">, </text:span><text:span text:style-name="T3">CAP</text:span><text:span text:style-name="T2"> e </text:span><text:span text:style-name="T3">Provincia</text:span><text:span text:style-name="T2">.</text:span></text:p>
        </text:list-item>
        <text:list-item>
          <text:p text:style-name="P2"><text:span text:style-name="T1">Impostare</text:span><text:span text:style-name="T2"> la maschera di input adatta per il campo CAP.</text:span></text:p>
        </text:list-item>
      </text:list>
      <text:p text:style-name="P3"><text:span text:style-name="T1">Impostare</text:span><text:span text:style-name="T2"> la lunghezza del campo Provincia a 2 e i seguenti valori predefiniti:</text:span></text:p>
      <text:list text:style-name="WW8Num1">
        <text:list-item>
          <text:list>
            <text:list-item>
              <text:p text:style-name="P4">Città = Bolzano;</text:p>
            </text:list-item>
            <text:list-item>
              <text:p text:style-name="P4">CAP = 39100;</text:p>
            </text:list-item>
            <text:list-item>
              <text:p text:style-name="P5">Provincia = BZ.</text:p>
            </text:list-item>
          </text:list>
        </text:list-item>
        <text:list-item>
          <text:p text:style-name="P6"><text:span text:style-name="T1">Creare</text:span><text:span text:style-name="T2"> una nuova tabella e chiamarla </text:span><text:span text:style-name="T3">TblModulo</text:span><text:span text:style-name="T2"> con i seguenti campi: </text:span><text:span text:style-name="T3">IdModulo</text:span><text:span text:style-name="T2"> (contatore e chiave primaria), </text:span><text:span text:style-name="T3">Nome</text:span><text:span text:style-name="T2">. </text:span><text:span text:style-name="T1">Inserire</text:span><text:span text:style-name="T2"> i seguenti valori:</text:span></text:p>
          <text:list>
            <text:list-item>
              <text:p text:style-name="P7">Modulo 1: "Concetti teorici di base"</text:p>
            </text:list-item>
            <text:list-item>
              <text:p text:style-name="P7">Modulo 2: "Uso del PC"</text:p>
            </text:list-item>
            <text:list-item>
              <text:p text:style-name="P7">Modulo 3: "Elaborazione testi"</text:p>
            </text:list-item>
            <text:list-item>
              <text:p text:style-name="P7">Modulo 4: "Foglio elettronico"</text:p>
            </text:list-item>
            <text:list-item>
              <text:p text:style-name="P7">Modulo 5: "Basi di dati"</text:p>
            </text:list-item>
            <text:list-item>
              <text:p text:style-name="P7">Modulo 6: "Strumenti di presentazione"</text:p>
            </text:list-item>
            <text:list-item>
              <text:p text:style-name="P5">Modulo 7: "Reti informatiche"</text:p>
            </text:list-item>
          </text:list>
        </text:list-item>
        <text:list-item>
          <text:p text:style-name="P2"><text:span text:style-name="T1">Creare</text:span><text:span text:style-name="T2"> una tabella e </text:span><text:span text:style-name="T1">chiamarla</text:span><text:span text:style-name="T2"> </text:span><text:span text:style-name="T3">TblProgramma</text:span><text:span text:style-name="T2"> con due campi: </text:span><text:span text:style-name="T3">IdProgramma</text:span><text:span text:style-name="T2"> (contatore e chiave primaria) e </text:span><text:span text:style-name="T3">Nome</text:span><text:span text:style-name="T2">. Nella tabella </text:span><text:span text:style-name="T3">TblProgramma</text:span><text:span text:style-name="T2"> inserire un nuovo campo, chiamato </text:span><text:span text:style-name="T3">Modulo</text:span><text:span text:style-name="T2">, che prende i dati da </text:span><text:span text:style-name="T3">TblModulo</text:span><text:span text:style-name="T2">.</text:span></text:p>
        </text:list-item>
        <text:list-item>
          <text:p text:style-name="P2"><text:span text:style-name="T1">Creare</text:span><text:span text:style-name="T2"> una nuova tabella </text:span><text:span text:style-name="T3">TblEsame</text:span><text:span text:style-name="T2"> con i seguenti campi: </text:span><text:span text:style-name="T3">IdEsame</text:span><text:span text:style-name="T2"> (contatore e chiave primaria), </text:span><text:span text:style-name="T3">IdCandidato</text:span><text:span text:style-name="T2">, </text:span><text:span text:style-name="T3">IdModulo</text:span><text:span text:style-name="T2"> (Numerico), </text:span><text:span text:style-name="T3">Data</text:span><text:span text:style-name="T2">, </text:span><text:span text:style-name="T3">Annotazioni</text:span><text:span text:style-name="T2"> (Memo); </text:span><text:span text:style-name="T3">SkillsCard</text:span><text:span text:style-name="T2"> (Sì/no); </text:span><text:span text:style-name="T3">Punteggio</text:span><text:span text:style-name="T2">. </text:span><text:span text:style-name="T1">Fare</text:span><text:span text:style-name="T2"> in modo che il nome del modulo sia ricavato tramite ricerca guidata da </text:span><text:span text:style-name="T3">TblmModulo</text:span><text:span text:style-name="T2">.</text:span></text:p>
        </text:list-item>
        <text:list-item>
          <text:p text:style-name="P2"><text:span text:style-name="T1">Verificare</text:span><text:span text:style-name="T2"> la presenza delle seguenti relazioni:</text:span></text:p>
        </text:list-item>
      </text:list>
      <text:p text:style-name="P8"><draw:frame draw:style-name="fr1" draw:name="Oggetto1" text:anchor-type="as-char" svg:width="16.722cm" svg:height="4.948cm" draw:z-index="0"><draw:object-ole xlink:href="./Object 1" xlink:type="simple" xlink:show="embed" xlink:actuate="onLoad"/><draw:image xlink:href="./ObjectReplacements/Object 1" xlink:type="simple" xlink:show="embed" xlink:actuate="onLoad"/></draw:frame></text:p>
      <text:list text:style-name="WW8Num1" text:continue-numbering="true">
        <text:list-item>
          <text:p text:style-name="P9"><text:span text:style-name="T1">Creare</text:span><text:span text:style-name="T2"> una maschera da </text:span><text:span text:style-name="T3">TblProgramma</text:span><text:span text:style-name="T2">, chiamarla </text:span><text:span text:style-name="T3">FrmProgramma</text:span><text:span text:style-name="T2"> e inserire i seguenti valori:</text:span></text:p>
        </text:list-item>
      </text:list>
      <table:table table:name="Tabella1" table:style-name="Tabella1">
        <table:table-column table:style-name="Tabella1.A"/>
        <table:table-column table:style-name="Tabella1.B"/>
        <table:table-header-rows>
          <table:table-row table:style-name="Tabella1.1">
            <table:table-cell table:style-name="Tabella1.A1" office:value-type="string">
              <text:p text:style-name="P10">Nome</text:p>
            </table:table-cell>
            <table:table-cell table:style-name="Tabella1.B1" office:value-type="string">
              <text:p text:style-name="P10">Modulo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11">Microsoft Windows</text:p>
          </table:table-cell>
          <table:table-cell table:style-name="Tabella1.B2" office:value-type="string">
            <text:p text:style-name="P11">Modulo 2: "Uso del PC"</text:p>
          </table:table-cell>
        </table:table-row>
        <table:table-row table:style-name="Tabella1.1">
          <table:table-cell table:style-name="Tabella1.A3" office:value-type="string">
            <text:p text:style-name="P11">GNU/Linux</text:p>
          </table:table-cell>
          <table:table-cell table:style-name="Tabella1.B3" office:value-type="string">
            <text:p text:style-name="P11">Modulo 2: "Uso del PC"</text:p>
          </table:table-cell>
        </table:table-row>
        <table:table-row table:style-name="Tabella1.1">
          <table:table-cell table:style-name="Tabella1.A3" office:value-type="string">
            <text:p text:style-name="P11">Microsoft Word</text:p>
          </table:table-cell>
          <table:table-cell table:style-name="Tabella1.B3" office:value-type="string">
            <text:p text:style-name="P11">Modulo 3: "Elaborazione testi"</text:p>
          </table:table-cell>
        </table:table-row>
        <table:table-row table:style-name="Tabella1.1">
          <table:table-cell table:style-name="Tabella1.A3" office:value-type="string">
            <text:p text:style-name="P11">Microsoft Excel</text:p>
          </table:table-cell>
          <table:table-cell table:style-name="Tabella1.B3" office:value-type="string">
            <text:p text:style-name="P11">Modulo 4: "Foglio elettronico"</text:p>
          </table:table-cell>
        </table:table-row>
        <table:table-row table:style-name="Tabella1.1">
          <table:table-cell table:style-name="Tabella1.A3" office:value-type="string">
            <text:p text:style-name="P11">Microsoft Access</text:p>
          </table:table-cell>
          <table:table-cell table:style-name="Tabella1.B3" office:value-type="string">
            <text:p text:style-name="P11">Modulo 5: "Basi di dati"</text:p>
          </table:table-cell>
        </table:table-row>
        <table:table-row table:style-name="Tabella1.1">
          <table:table-cell table:style-name="Tabella1.A3" office:value-type="string">
            <text:p text:style-name="P11">Microsoft PowerPoint</text:p>
          </table:table-cell>
          <table:table-cell table:style-name="Tabella1.B3" office:value-type="string">
            <text:p text:style-name="P11">Modulo 6: "Strumenti di presentazione"</text:p>
          </table:table-cell>
        </table:table-row>
        <table:table-row table:style-name="Tabella1.1">
          <table:table-cell table:style-name="Tabella1.A3" office:value-type="string">
            <text:p text:style-name="P11">Microsoft Internet Explorer</text:p>
          </table:table-cell>
          <table:table-cell table:style-name="Tabella1.B3" office:value-type="string">
            <text:p text:style-name="P11">Modulo 7: "Reti informatiche"</text:p>
          </table:table-cell>
        </table:table-row>
        <table:table-row table:style-name="Tabella1.1">
          <table:table-cell table:style-name="Tabella1.A3" office:value-type="string">
            <text:p text:style-name="P11">Mozilla</text:p>
          </table:table-cell>
          <table:table-cell table:style-name="Tabella1.B3" office:value-type="string">
            <text:p text:style-name="P11">Modulo 7: "Reti informatiche"</text:p>
          </table:table-cell>
        </table:table-row>
      </table:table>
      <text:p text:style-name="P12"><text:span text:style-name="T1">Ordinare</text:span><text:span text:style-name="T2"> i dati in base al nome.</text:span></text:p>
      <text:list text:style-name="WW8Num1" text:continue-numbering="true">
        <text:list-item>
          <text:p text:style-name="P2"><text:span text:style-name="T1">Creare</text:span><text:span text:style-name="T2"> una maschera con sottomaschera chiamate </text:span><text:span text:style-name="T3">FrmEsame</text:span><text:span text:style-name="T2"> e </text:span><text:span text:style-name="T3">SubFrmEsame</text:span><text:span text:style-name="T2"> basate sulle tabelle </text:span><text:span text:style-name="T3">TblCandidato</text:span><text:span text:style-name="T2"> e </text:span><text:span text:style-name="T3">TblEsame</text:span><text:span text:style-name="T2">. </text:span><text:span text:style-name="T1">Inserire</text:span><text:span text:style-name="T2"> i seguenti valori:</text:span></text:p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 table:number-columns-repeated="2"/>
        <table:table-column table:style-name="Tabella2.G"/>
        <table:table-row table:style-name="Tabella2.1">
          <table:table-cell table:style-name="Tabella2.A1" office:value-type="string">
            <text:p text:style-name="P13">Nome</text:p>
          </table:table-cell>
          <table:table-cell table:style-name="Tabella2.A1" office:value-type="string">
            <text:p text:style-name="P13">Cognome</text:p>
          </table:table-cell>
          <table:table-cell table:style-name="Tabella2.A1" office:value-type="string">
            <text:p text:style-name="P13">DataDiNascita</text:p>
          </table:table-cell>
          <table:table-cell table:style-name="Tabella2.A1" office:value-type="string">
            <text:p text:style-name="P13">Indirizzo</text:p>
          </table:table-cell>
          <table:table-cell table:style-name="Tabella2.A1" office:value-type="string">
            <text:p text:style-name="P13">Città</text:p>
          </table:table-cell>
          <table:table-cell table:style-name="Tabella2.A1" office:value-type="string">
            <text:p text:style-name="P13">CAP</text:p>
          </table:table-cell>
          <table:table-cell table:style-name="Tabella2.G1" office:value-type="string">
            <text:p text:style-name="P13">Prov.</text:p>
          </table:table-cell>
        </table:table-row>
        <table:table-row table:style-name="Tabella2.1">
          <table:table-cell table:style-name="Tabella2.A2" office:value-type="string">
            <text:p text:style-name="P13">Burns</text:p>
          </table:table-cell>
          <table:table-cell table:style-name="Tabella2.B2" office:value-type="string">
            <text:p text:style-name="P13">Bernard</text:p>
          </table:table-cell>
          <table:table-cell table:style-name="Tabella2.B2" office:value-type="string">
            <text:p text:style-name="P13">17/03/1954</text:p>
          </table:table-cell>
          <table:table-cell table:style-name="Tabella2.B2" office:value-type="string">
            <text:p text:style-name="P14"><text:span text:style-name="T4">Via Roen, 3</text:span></text:p>
          </table:table-cell>
          <table:table-cell table:style-name="Tabella2.B2" office:value-type="string">
            <text:p text:style-name="P13">Bolzano</text:p>
          </table:table-cell>
          <table:table-cell table:style-name="Tabella2.B2" office:value-type="string">
            <text:p text:style-name="P13">39100</text:p>
          </table:table-cell>
          <table:table-cell table:style-name="Tabella2.G2" office:value-type="string">
            <text:p text:style-name="P13">BZ</text:p>
          </table:table-cell>
        </table:table-row>
        <table:table-row table:style-name="Tabella2.3">
          <table:table-cell table:style-name="Tabella2.A3" office:value-type="string">
            <text:p text:style-name="P14"><text:span text:style-name="T4"> </text:span><text:span text:style-name="T4"><draw:frame draw:style-name="fr2" draw:name="immagini1" text:anchor-type="as-char" svg:y="-1.771cm" svg:width="0.397cm" svg:height="0.926cm" draw:z-index="3"><draw:image xlink:href="Pictures/100000000000000D000000212E98C63F.png" xlink:type="simple" xlink:show="embed" xlink:actuate="onLoad"/></draw:frame></text:span></text:p>
          </table:table-cell>
          <table:table-cell table:number-columns-spanned="5">
            <table:table table:is-sub-table="true">
              <table:table-column table:style-name="Tabella2.B"/>
              <table:table-column table:style-name="Tabella2.C"/>
              <table:table-column table:style-name="Tabella2.D"/>
              <table:table-column table:style-name="Tabella2.E" table:number-columns-repeated="2"/>
              <table:table-row table:style-name="Tabella2.B3.1">
                <table:table-cell table:style-name="Tabella2.B3.1.1" office:value-type="string">
                  <text:p text:style-name="P13">IdModulo</text:p>
                </table:table-cell>
                <table:table-cell table:style-name="Tabella2.B3.1.1" office:value-type="string">
                  <text:p text:style-name="P13">Data</text:p>
                </table:table-cell>
                <table:table-cell table:style-name="Tabella2.B3.1.1" office:value-type="string">
                  <text:p text:style-name="P13">Annotazioni</text:p>
                </table:table-cell>
                <table:table-cell table:style-name="Tabella2.B3.1.1" office:value-type="string">
                  <text:p text:style-name="P13">SkillsCard</text:p>
                </table:table-cell>
                <table:table-cell table:style-name="Tabella2.B3.1.1" office:value-type="string">
                  <text:p text:style-name="P13">Punteggio</text:p>
                </table:table-cell>
              </table:table-row>
              <table:table-row table:style-name="Tabella2.B3.1">
                <table:table-cell table:style-name="Tabella2.B3.1.2" office:value-type="string">
                  <text:p text:style-name="P13">Modulo 4: "Foglio elettronico"</text:p>
                </table:table-cell>
                <table:table-cell table:style-name="Tabella2.B3.1.2" office:value-type="string">
                  <text:p text:style-name="P13">06/08/2001</text:p>
                </table:table-cell>
                <table:table-cell table:style-name="Tabella2.B3.1.2" office:value-type="string">
                  <text:p text:style-name="P13"> </text:p>
                </table:table-cell>
                <table:table-cell table:style-name="Tabella2.B3.1.2" office:value-type="string">
                  <text:p text:style-name="P13">Sì</text:p>
                </table:table-cell>
                <table:table-cell table:style-name="Tabella2.B3.1.2" office:value-type="string">
                  <text:p text:style-name="P13">360</text:p>
                </table:table-cell>
              </table:table-row>
              <table:table-row table:style-name="Tabella2.B3.1">
                <table:table-cell table:style-name="Tabella2.B3.1.3" office:value-type="string">
                  <text:p text:style-name="P13">Modulo 7: "Reti informatiche"</text:p>
                </table:table-cell>
                <table:table-cell table:style-name="Tabella2.B3.1.3" office:value-type="string">
                  <text:p text:style-name="P13">10/05/2003</text:p>
                </table:table-cell>
                <table:table-cell table:style-name="Tabella2.B3.1.3" office:value-type="string">
                  <text:p text:style-name="P13"> </text:p>
                </table:table-cell>
                <table:table-cell table:style-name="Tabella2.B3.1.3" office:value-type="string">
                  <text:p text:style-name="P13">Sì</text:p>
                </table:table-cell>
                <table:table-cell table:style-name="Tabella2.B3.1.3" office:value-type="string">
                  <text:p text:style-name="P13">350</text:p>
                </table:table-cell>
              </table:table-row>
              <table:table-row table:style-name="Tabella2.B3.4">
                <table:table-cell table:style-name="Tabella2.B3.1.4" office:value-type="string">
                  <text:p text:style-name="P13">Modulo 2: "Uso del PC"</text:p>
                </table:table-cell>
                <table:table-cell table:style-name="Tabella2.B3.1.4" office:value-type="string">
                  <text:p text:style-name="P13">10/06/2004</text:p>
                </table:table-cell>
                <table:table-cell table:style-name="Tabella2.B3.1.4" office:value-type="string">
                  <text:p text:style-name="P13"> </text:p>
                </table:table-cell>
                <table:table-cell table:style-name="Tabella2.B3.1.4" office:value-type="string">
                  <text:p text:style-name="P13">Sì</text:p>
                </table:table-cell>
                <table:table-cell table:style-name="Tabella2.B3.1.4" office:value-type="string">
                  <text:p text:style-name="P13">286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Tabella2.G3" office:value-type="string">
            <text:p text:style-name="P13"> </text:p>
            <text:p text:style-name="P15"> </text:p>
            <text:p text:style-name="P15"> </text:p>
            <text:p text:style-name="P15"> </text:p>
          </table:table-cell>
        </table:table-row>
        <table:table-row table:style-name="Tabella2.1">
          <table:table-cell table:style-name="Tabella2.A4" office:value-type="string">
            <text:p text:style-name="P13">Cooper</text:p>
          </table:table-cell>
          <table:table-cell table:style-name="Tabella2.B3.1.3" office:value-type="string">
            <text:p text:style-name="P13">Sandra</text:p>
          </table:table-cell>
          <table:table-cell table:style-name="Tabella2.B3.1.3" office:value-type="string">
            <text:p text:style-name="P13">06/06/1969</text:p>
          </table:table-cell>
          <table:table-cell table:style-name="Tabella2.B3.1.3" office:value-type="string">
            <text:p text:style-name="P13">Via Roma, 2</text:p>
          </table:table-cell>
          <table:table-cell table:style-name="Tabella2.B3.1.3" office:value-type="string">
            <text:p text:style-name="P13">Bolzano</text:p>
          </table:table-cell>
          <table:table-cell table:style-name="Tabella2.B3.1.3" office:value-type="string">
            <text:p text:style-name="P13">39100</text:p>
          </table:table-cell>
          <table:table-cell table:style-name="Tabella2.G4" office:value-type="string">
            <text:p text:style-name="P13">BZ</text:p>
          </table:table-cell>
        </table:table-row>
        <table:table-row table:style-name="Tabella2.3">
          <table:table-cell table:style-name="Tabella2.A3" office:value-type="string">
            <text:p text:style-name="P14"><text:span text:style-name="T4"> </text:span><text:span text:style-name="T4"><draw:frame draw:style-name="fr2" draw:name="immagini2" text:anchor-type="as-char" svg:y="-1.75cm" svg:width="0.397cm" svg:height="0.926cm" draw:z-index="2"><draw:image xlink:href="Pictures/100000000000000D000000212E98C63F.png" xlink:type="simple" xlink:show="embed" xlink:actuate="onLoad"/></draw:frame></text:span></text:p>
          </table:table-cell>
          <table:table-cell table:number-columns-spanned="5">
            <table:table table:is-sub-table="true">
              <table:table-column table:style-name="Tabella2.B"/>
              <table:table-column table:style-name="Tabella2.C"/>
              <table:table-column table:style-name="Tabella2.D"/>
              <table:table-column table:style-name="Tabella2.E" table:number-columns-repeated="2"/>
              <table:table-row table:style-name="Tabella2.B3.1">
                <table:table-cell table:style-name="Tabella2.B3.1.1" office:value-type="string">
                  <text:p text:style-name="P13">IdModulo</text:p>
                </table:table-cell>
                <table:table-cell table:style-name="Tabella2.B3.1.1" office:value-type="string">
                  <text:p text:style-name="P13">Data</text:p>
                </table:table-cell>
                <table:table-cell table:style-name="Tabella2.B3.1.1" office:value-type="string">
                  <text:p text:style-name="P13">Annotazioni</text:p>
                </table:table-cell>
                <table:table-cell table:style-name="Tabella2.B3.1.1" office:value-type="string">
                  <text:p text:style-name="P13">SkillsCard</text:p>
                </table:table-cell>
                <table:table-cell table:style-name="Tabella2.B3.1.1" office:value-type="string">
                  <text:p text:style-name="P13">Punteggio</text:p>
                </table:table-cell>
              </table:table-row>
              <table:table-row table:style-name="Tabella2.B3.1">
                <table:table-cell table:style-name="Tabella2.B3.1.2" office:value-type="string">
                  <text:p text:style-name="P13">Modulo 1: "Concetti teorici di base"</text:p>
                </table:table-cell>
                <table:table-cell table:style-name="Tabella2.B3.1.2" office:value-type="string">
                  <text:p text:style-name="P13">10/01/2002</text:p>
                </table:table-cell>
                <table:table-cell table:style-name="Tabella2.B3.1.2" office:value-type="string">
                  <text:p text:style-name="P13"> </text:p>
                </table:table-cell>
                <table:table-cell table:style-name="Tabella2.B3.1.2" office:value-type="string">
                  <text:p text:style-name="P13">Sì</text:p>
                </table:table-cell>
                <table:table-cell table:style-name="Tabella2.B3.1.2" office:value-type="string">
                  <text:p text:style-name="P13">100</text:p>
                </table:table-cell>
              </table:table-row>
              <table:table-row table:style-name="Tabella2.B3.1">
                <table:table-cell table:style-name="Tabella2.B3.1.3" office:value-type="string">
                  <text:p text:style-name="P13">Modulo 1: "Concetti teorici di base"</text:p>
                </table:table-cell>
                <table:table-cell table:style-name="Tabella2.B3.1.3" office:value-type="string">
                  <text:p text:style-name="P13">11/01/2003</text:p>
                </table:table-cell>
                <table:table-cell table:style-name="Tabella2.B3.1.3" office:value-type="string">
                  <text:p text:style-name="P13"> </text:p>
                </table:table-cell>
                <table:table-cell table:style-name="Tabella2.B3.1.3" office:value-type="string">
                  <text:p text:style-name="P13">Sì</text:p>
                </table:table-cell>
                <table:table-cell table:style-name="Tabella2.B3.1.3" office:value-type="string">
                  <text:p text:style-name="P13">300</text:p>
                </table:table-cell>
              </table:table-row>
              <table:table-row table:style-name="Tabella2.B3.4">
                <table:table-cell table:style-name="Tabella2.B3.1.4" office:value-type="string">
                  <text:p text:style-name="P13">Modulo 2: "Uso del PC"</text:p>
                </table:table-cell>
                <table:table-cell table:style-name="Tabella2.B3.1.4" office:value-type="string">
                  <text:p text:style-name="P13">13/02/2004</text:p>
                </table:table-cell>
                <table:table-cell table:style-name="Tabella2.B3.1.4" office:value-type="string">
                  <text:p text:style-name="P13"> </text:p>
                </table:table-cell>
                <table:table-cell table:style-name="Tabella2.B3.1.4" office:value-type="string">
                  <text:p text:style-name="P13">Sì</text:p>
                </table:table-cell>
                <table:table-cell table:style-name="Tabella2.B3.1.4" office:value-type="string">
                  <text:p text:style-name="P13">260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Tabella2.G3" office:value-type="string">
            <text:p text:style-name="P13"> </text:p>
            <text:p text:style-name="P15"> </text:p>
            <text:p text:style-name="P15"> </text:p>
            <text:p text:style-name="P15"> </text:p>
          </table:table-cell>
        </table:table-row>
        <table:table-row table:style-name="Tabella2.1">
          <table:table-cell table:style-name="Tabella2.A4" office:value-type="string">
            <text:p text:style-name="P13">Roberts</text:p>
          </table:table-cell>
          <table:table-cell table:style-name="Tabella2.B3.1.3" office:value-type="string">
            <text:p text:style-name="P13">Melanie</text:p>
          </table:table-cell>
          <table:table-cell table:style-name="Tabella2.B3.1.3" office:value-type="string">
            <text:p text:style-name="P13">31/12/1984</text:p>
          </table:table-cell>
          <table:table-cell table:style-name="Tabella2.B3.1.3" office:value-type="string">
            <text:p text:style-name="P13">Via Marconi, 7</text:p>
          </table:table-cell>
          <table:table-cell table:style-name="Tabella2.B3.1.3" office:value-type="string">
            <text:p text:style-name="P13">Laives</text:p>
          </table:table-cell>
          <table:table-cell table:style-name="Tabella2.B3.1.3" office:value-type="string">
            <text:p text:style-name="P13">39055</text:p>
          </table:table-cell>
          <table:table-cell table:style-name="Tabella2.G4" office:value-type="string">
            <text:p text:style-name="P13">BZ</text:p>
          </table:table-cell>
        </table:table-row>
        <table:table-row table:style-name="Tabella2.3">
          <table:table-cell table:style-name="Tabella2.A3" office:value-type="string">
            <text:p text:style-name="P14"><text:span text:style-name="T4"> </text:span><text:span text:style-name="T4"><draw:frame draw:style-name="fr2" draw:name="immagini3" text:anchor-type="as-char" svg:y="-1.79cm" svg:width="0.397cm" svg:height="0.926cm" draw:z-index="1"><draw:image xlink:href="Pictures/100000000000000D000000212E98C63F.png" xlink:type="simple" xlink:show="embed" xlink:actuate="onLoad"/></draw:frame></text:span></text:p>
          </table:table-cell>
          <table:table-cell table:number-columns-spanned="5">
            <table:table table:is-sub-table="true">
              <table:table-column table:style-name="Tabella2.B"/>
              <table:table-column table:style-name="Tabella2.C"/>
              <table:table-column table:style-name="Tabella2.D"/>
              <table:table-column table:style-name="Tabella2.E" table:number-columns-repeated="2"/>
              <table:table-row table:style-name="Tabella2.B3.1">
                <table:table-cell table:style-name="Tabella2.B3.1.1" office:value-type="string">
                  <text:p text:style-name="P13">IdModulo</text:p>
                </table:table-cell>
                <table:table-cell table:style-name="Tabella2.B3.1.1" office:value-type="string">
                  <text:p text:style-name="P13">Data</text:p>
                </table:table-cell>
                <table:table-cell table:style-name="Tabella2.B3.1.1" office:value-type="string">
                  <text:p text:style-name="P13">Annotazioni</text:p>
                </table:table-cell>
                <table:table-cell table:style-name="Tabella2.B3.1.1" office:value-type="string">
                  <text:p text:style-name="P13">SkillsCard</text:p>
                </table:table-cell>
                <table:table-cell table:style-name="Tabella2.B3.1.1" office:value-type="string">
                  <text:p text:style-name="P13">Punteggio</text:p>
                </table:table-cell>
              </table:table-row>
              <table:table-row table:style-name="Tabella2.B3.1">
                <table:table-cell table:style-name="Tabella2.B3.1.2" office:value-type="string">
                  <text:p text:style-name="P13">Modulo 2: "Uso del PC"</text:p>
                </table:table-cell>
                <table:table-cell table:style-name="Tabella2.B3.1.2" office:value-type="string">
                  <text:p text:style-name="P13">09/09/2004</text:p>
                </table:table-cell>
                <table:table-cell table:style-name="Tabella2.B3.1.2" office:value-type="string">
                  <text:p text:style-name="P13"> </text:p>
                </table:table-cell>
                <table:table-cell table:style-name="Tabella2.B3.1.2" office:value-type="string">
                  <text:p text:style-name="P13">Sì</text:p>
                </table:table-cell>
                <table:table-cell table:style-name="Tabella2.B3.1.2" office:value-type="string">
                  <text:p text:style-name="P13">200</text:p>
                </table:table-cell>
              </table:table-row>
              <table:table-row table:style-name="Tabella2.B3.1">
                <table:table-cell table:style-name="Tabella2.B3.1.3" office:value-type="string">
                  <text:p text:style-name="P13">Modulo 3: "Elaborazione testi"</text:p>
                </table:table-cell>
                <table:table-cell table:style-name="Tabella2.B3.1.3" office:value-type="string">
                  <text:p text:style-name="P13">12/10/2004</text:p>
                </table:table-cell>
                <table:table-cell table:style-name="Tabella2.B3.1.3" office:value-type="string">
                  <text:p text:style-name="P13"> </text:p>
                </table:table-cell>
                <table:table-cell table:style-name="Tabella2.B3.1.3" office:value-type="string">
                  <text:p text:style-name="P13">Sì</text:p>
                </table:table-cell>
                <table:table-cell table:style-name="Tabella2.B3.1.3" office:value-type="string">
                  <text:p text:style-name="P13">260</text:p>
                </table:table-cell>
              </table:table-row>
              <table:table-row table:style-name="Tabella2.B3.4">
                <table:table-cell table:style-name="Tabella2.B3.1.4" office:value-type="string">
                  <text:p text:style-name="P13">Modulo 4: "Foglio elettronico"</text:p>
                </table:table-cell>
                <table:table-cell table:style-name="Tabella2.B3.1.4" office:value-type="string">
                  <text:p text:style-name="P13">02/01/2005</text:p>
                </table:table-cell>
                <table:table-cell table:style-name="Tabella2.B3.1.4" office:value-type="string">
                  <text:p text:style-name="P13"> </text:p>
                </table:table-cell>
                <table:table-cell table:style-name="Tabella2.B3.1.4" office:value-type="string">
                  <text:p text:style-name="P13">Sì</text:p>
                </table:table-cell>
                <table:table-cell table:style-name="Tabella2.B3.1.4" office:value-type="string">
                  <text:p text:style-name="P13">124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Tabella2.G3" office:value-type="string">
            <text:p text:style-name="P13"> </text:p>
            <text:p text:style-name="P15"> </text:p>
            <text:p text:style-name="P15"> </text:p>
            <text:p text:style-name="P15"> </text:p>
          </table:table-cell>
        </table:table-row>
      </table:table>
      <text:p text:style-name="P16"/>
      <text:list text:style-name="WW8Num1" text:continue-numbering="true">
        <text:list-item>
          <text:p text:style-name="P2"><text:span text:style-name="T1">Creare</text:span><text:span text:style-name="T2"> una query chiamata </text:span><text:span text:style-name="T3">Query04</text:span><text:span text:style-name="T2"> per visualizzare il </text:span><text:span text:style-name="T5">nome</text:span><text:span text:style-name="T2"> e </text:span><text:span text:style-name="T5">cognome</text:span><text:span text:style-name="T2">, la </text:span><text:span text:style-name="T5">data d’esame</text:span><text:span text:style-name="T2"> di chi ha fatto un esame nel </text:span><text:span text:style-name="T3">2004</text:span><text:span text:style-name="T2">.</text:span></text:p>
        </text:list-item>
        <text:list-item>
          <text:p text:style-name="P2"><text:span text:style-name="T1">Creare</text:span><text:span text:style-name="T2"> una query per visualizzare il nome dei programmi che si possono eseguire su prodotti Microsoft. </text:span><text:span text:style-name="T1">Chiamarla</text:span><text:span text:style-name="T2"> </text:span><text:span text:style-name="T3">QueryMs</text:span><text:span text:style-name="T2">.</text:span></text:p>
        </text:list-item>
        <text:list-item>
          <text:p text:style-name="P2"><text:span text:style-name="T1">Creare</text:span><text:span text:style-name="T2"> una query per visualizzare gli esami sostenuti di un candidato il cui nome viene richiesto come variabile da una finestra con testo: “</text:span><text:span text:style-name="T5">Inserisci il cognome del candidato</text:span><text:span text:style-name="T2">”. </text:span><text:span text:style-name="T1">Salvarla</text:span><text:span text:style-name="T2"> con il nome </text:span><text:span text:style-name="T3">QueryCognome</text:span><text:span text:style-name="T2">.</text:span></text:p>
        </text:list-item>
        <text:list-item>
          <text:p text:style-name="P2"><text:span text:style-name="T1">Creare</text:span><text:span text:style-name="T2"> una query che visualizza il cognome del candidato e gli esami sostenuti con punteggio </text:span><text:span text:style-name="T5">maggiore di 175</text:span><text:span text:style-name="T2">. </text:span><text:span text:style-name="T1">Ordinare</text:span><text:span text:style-name="T2"> in base al cognome e salvare con il nome </text:span><text:span text:style-name="T3">QueryEsami</text:span><text:span text:style-name="T2">.</text:span></text:p>
        </text:list-item>
        <text:list-item>
          <text:p text:style-name="P2"><text:span text:style-name="T1">Creare</text:span><text:span text:style-name="T2"> un report con i diverse moduli e, per ognuna di questi, mostri </text:span><text:span text:style-name="T5">Cognome</text:span><text:span text:style-name="T2">, </text:span><text:span text:style-name="T5">Nome</text:span><text:span text:style-name="T2"> e </text:span><text:span text:style-name="T5">Data</text:span><text:span text:style-name="T2"> in cui hanno fatto l’esame. A parità di modulo, i dati devono risultare ordinati per cognome. </text:span><text:span text:style-name="T1">Salvare</text:span><text:span text:style-name="T2"> il report con il nome </text:span><text:span text:style-name="T3">Esami</text:span><text:span text:style-name="T2">.</text:span></text:p>
        </text:list-item>
        <text:list-item>
          <text:p text:style-name="P2"><text:span text:style-name="T1">Creare</text:span><text:span text:style-name="T2"> un report con i dati dei candidati: aggiungere un livello per Provincia e quindi per Città. Ordinare per cognome. </text:span><text:span text:style-name="T1">Salvare</text:span><text:span text:style-name="T2"> con il nome </text:span><text:span text:style-name="T3">Candidati</text:span><text:span text:style-name="T2">.</text:span></text:p>
        </text:list-item>
        <text:list-item>
          <text:p text:style-name="P2"><text:span text:style-name="T1">Creare</text:span><text:span text:style-name="T2"> un report che visualizzi solo i dati degli esami (modulo, data punteggio) in cui il candidato era in possesso della Skills Card. </text:span><text:span text:style-name="T1">Chiamare</text:span><text:span text:style-name="T2"> il report </text:span><text:span text:style-name="T3">Skill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1" style:family="text">
      <style:text-properties style:font-name="Symbol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ing_20_1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Footer">
      <style:paragraph-properties fo:text-align="center" style:justify-single-word="false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page-layout style:name="pm1">
      <style:page-layout-properties fo:page-width="20.999cm" fo:page-height="29.699cm" style:num-format="1" style:print-orientation="portrait" fo:margin-top="1.249cm" fo:margin-bottom="1.249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pm1">
      <style:header>
        <text:h text:style-name="P1" text:outline-level="1">ESERCIZIO DATABASE (tabelle, query, maschere, report)</text:h>
      </style:header>
      <style:footer>
        <text:p text:style-name="P2">Pagina <text:page-number text:select-page="current">2</text:page-number> di <text:page-count style:num-format="1"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6-07-11T17:30:00</meta:creation-date>
    <dc:creator>Marco Caresia</dc:creator>
    <dc:date>2006-07-11T17:47:09</dc:date>
    <dc:language>it-IT</dc:language>
    <meta:editing-cycles>12</meta:editing-cycles>
    <meta:editing-duration>PT7M0S</meta:editing-duration>
    <meta:user-defined meta:name="Info 1"/>
    <meta:user-defined meta:name="Info 2"/>
    <meta:user-defined meta:name="Info 3"/>
    <meta:user-defined meta:name="Info 4"/>
    <meta:document-statistic meta:table-count="2" meta:image-count="3" meta:object-count="1" meta:page-count="2" meta:paragraph-count="152" meta:word-count="627" meta:character-count="3863"/>
  </office:meta>
</office:document-meta>
</file>